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5ffa" officeooo:paragraph-rsid="00025ffa"/>
    </style:style>
    <style:style style:name="P2" style:family="paragraph" style:parent-style-name="Standard">
      <style:paragraph-properties fo:text-align="justify" style:justify-single-word="false"/>
      <style:text-properties officeooo:rsid="00114b1e" officeooo:paragraph-rsid="0005125c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025ffa" officeooo:paragraph-rsid="00114b1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025ffa" officeooo:paragraph-rsid="0005125c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0f655c" officeooo:paragraph-rsid="00102cc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679f" officeooo:paragraph-rsid="001a679f" style:font-weight-asian="bold" style:font-weight-complex="bold"/>
    </style:style>
    <style:style style:name="T1" style:family="text">
      <style:text-properties officeooo:rsid="00037dce"/>
    </style:style>
    <style:style style:name="T2" style:family="text">
      <style:text-properties officeooo:rsid="0005125c"/>
    </style:style>
    <style:style style:name="T3" style:family="text">
      <style:text-properties officeooo:rsid="00066c84"/>
    </style:style>
    <style:style style:name="T4" style:family="text">
      <style:text-properties officeooo:rsid="00076c9a"/>
    </style:style>
    <style:style style:name="T5" style:family="text">
      <style:text-properties officeooo:rsid="000fc219"/>
    </style:style>
    <style:style style:name="T6" style:family="text">
      <style:text-properties officeooo:rsid="00102ccc"/>
    </style:style>
    <style:style style:name="T7" style:family="text">
      <style:text-properties officeooo:rsid="0012cbea"/>
    </style:style>
    <style:style style:name="T8" style:family="text">
      <style:text-properties officeooo:rsid="0017bd2d"/>
    </style:style>
    <style:style style:name="T9" style:family="text">
      <style:text-properties officeooo:rsid="001a6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ustification du choix de Java par rapport à Kotlin</text:p>
      <text:p text:style-name="P1"/>
      <text:p text:style-name="P3"><text:span text:style-name="T4">Java</text:span> est un langage <text:span text:style-name="T6">ayant </text:span>un grand nombre d'outils et une importante communauté. <text:span text:style-name="T1">Kotlin étant un langage jeune, il dispose de ressources moindres et d’une communauté peut développée.</text:span></text:p>
      <text:p text:style-name="P5">L’<text:span text:style-name="T7">équipe</text:span> de développeur étant <text:span text:style-name="T5">majoritairement</text:span> spécialisé dans le langage <text:span text:style-name="T8">J</text:span>ava <text:span text:style-name="T8">la maintenance de l’application </text:span>sera plus aisé<text:span text:style-name="T5">.</text:span></text:p>
      <text:p text:style-name="P4"><text:span text:style-name="T6">Kotlin et Java</text:span> étant interopérable il <text:span text:style-name="T2">sera</text:span> <text:span text:style-name="T2">possible</text:span> de passer d’<text:span text:style-name="T2">un langage à l’autre</text:span> si l<text:span text:style-name="T9">e projet</text:span> le nécessit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7:28:24.997000000</meta:creation-date>
    <dc:date>2019-07-25T20:41:40.257000000</dc:date>
    <meta:editing-duration>PT49M14S</meta:editing-duration>
    <meta:editing-cycles>9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4" meta:word-count="73" meta:character-count="469" meta:non-whitespace-character-count="400"/>
  </office:meta>
</office:document-meta>
</file>